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2.501cm" fo:margin-right="0cm" fo:text-indent="0cm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etting started with Python for science</text:p>
      <text:p text:style-name="P2">1.1. Scientific computing with tools and workflow</text:p>
      <text:p text:style-name="P4">1.1.1. Why Python?</text:p>
      <text:p text:style-name="P4">1.1.2. Scientific Python building blocks</text:p>
      <text:p text:style-name="P4">1.1.3. The interactive workflow: IPython and a text editor</text:p>
      <text:p text:style-name="P2">1.2. The Python language</text:p>
      <text:p text:style-name="P4">1.2.1. First steps</text:p>
      <text:p text:style-name="P4">1.2.2. Basic types</text:p>
      <text:p text:style-name="P4">1.2.3. Assignment operator</text:p>
      <text:p text:style-name="P4">1.2.4. Control Flow</text:p>
      <text:p text:style-name="P4">1.2.5. Defining functions</text:p>
      <text:p text:style-name="P4">1.2.6. Reusing code: scripts and modules</text:p>
      <text:p text:style-name="P4">1.2.7. Input and Output</text:p>
      <text:p text:style-name="P4">1.2.8. Standard Library</text:p>
      <text:p text:style-name="P4">1.2.9. Exception handling in Python</text:p>
      <text:p text:style-name="P4">1.2.10. Object-oriented programming (OOP)</text:p>
      <text:p text:style-name="P2">1.3. NumPy: creating and manipulating numerical data</text:p>
      <text:p text:style-name="P4">1.3.1. The numpy array object</text:p>
      <text:p text:style-name="P4">1.3.2. Numerical operations on arrays</text:p>
      <text:p text:style-name="P4">1.3.3. More elaborate arrays</text:p>
      <text:p text:style-name="P4">1.3.4. Advanced operations</text:p>
      <text:p text:style-name="P2">1.4. Getting help and finding documentation</text:p>
      <text:p text:style-name="P2">1.5. Matplotlib: plotting</text:p>
      <text:p text:style-name="P4">1.5.1. Introduction</text:p>
      <text:p text:style-name="P4">1.5.2. Simple plot</text:p>
      <text:p text:style-name="P4">1.5.3. Figures, Subplots, Axes and Ticks</text:p>
      <text:p text:style-name="P4">1.5.4. Other Types of Plots: examples and exercises</text:p>
      <text:p text:style-name="P4">1.5.5. Beyond this tutorial</text:p>
      <text:p text:style-name="P4">1.5.6. Quick references</text:p>
      <text:p text:style-name="P2">1.6. Scipy : high-level scientific computing</text:p>
      <text:p text:style-name="P4">1.6.1. File input/output: scipy.io</text:p>
      <text:p text:style-name="P4">1.6.2. Special functions: scipy.special</text:p>
      <text:p text:style-name="P4">1.6.3. Linear algebra operations: scipy.linalg</text:p>
      <text:p text:style-name="P4">1.6.4. Fast Fourier transforms: scipy.fftpack</text:p>
      <text:p text:style-name="P4">1.6.5. Optimization and fit: scipy.optimize</text:p>
      <text:p text:style-name="P4">1.6.6. Statistics and random numbers: scipy.stats</text:p>
      <text:p text:style-name="P4">1.6.7. Interpolation: scipy.interpolate</text:p>
      <text:p text:style-name="P4">1.6.8. Numerical integration: scipy.integrate</text:p>
      <text:p text:style-name="P4">1.6.9. Signal processing: scipy.signal</text:p>
      <text:p text:style-name="P4">1.6.10. Image processing: scipy.ndimage</text:p>
      <text:p text:style-name="P4">1.6.11. Summary exercises on scientific computing</text:p>
      <text:p text:style-name="P3">2. Advanced topics</text:p>
      <text:p text:style-name="P2">2.1. Advanced Python Constructs</text:p>
      <text:p text:style-name="P4">2.1.1. Iterators, generator expressions and generators</text:p>
      <text:p text:style-name="P4">2.1.2. Decorators</text:p>
      <text:p text:style-name="P4">2.1.3. Context managers</text:p>
      <text:p text:style-name="P2">2.2. Advanced Numpy</text:p>
      <text:p text:style-name="P4">2.2.1. Life of ndarray</text:p>
      <text:p text:style-name="P4"><text:soft-page-break/>2.2.2. Universal functions</text:p>
      <text:p text:style-name="P4">2.2.3. Interoperability features</text:p>
      <text:p text:style-name="P4">2.2.4. Array siblings: chararray, maskedarray, matrix</text:p>
      <text:p text:style-name="P4">2.2.5. Summary</text:p>
      <text:p text:style-name="P4">2.2.6. Contributing to Numpy/Scipy</text:p>
      <text:p text:style-name="P2">2.3. Debugging code</text:p>
      <text:p text:style-name="P4">2.3.1. Avoiding bugs</text:p>
      <text:p text:style-name="P4">2.3.2. Debugging workflow</text:p>
      <text:p text:style-name="P4">2.3.3. Using the Python debugger</text:p>
      <text:p text:style-name="P4">2.3.4. Debugging segmentation faults using gdb</text:p>
      <text:p text:style-name="P2">2.4. Optimizing code</text:p>
      <text:p text:style-name="P4">2.4.1. Optimization workflow</text:p>
      <text:p text:style-name="P4">2.4.2. Profiling Python code</text:p>
      <text:p text:style-name="P4">2.4.3. Making code go faster</text:p>
      <text:p text:style-name="P4">2.4.4. Writing faster numerical code</text:p>
      <text:p text:style-name="P2">2.5. Sparse Matrices in SciPy</text:p>
      <text:p text:style-name="P4">2.5.1. Introduction</text:p>
      <text:p text:style-name="P4">2.5.2. Storage Schemes</text:p>
      <text:p text:style-name="P4">2.5.3. Linear System Solvers</text:p>
      <text:p text:style-name="P4">2.5.4. Other Interesting Packages</text:p>
      <text:p text:style-name="P2">2.6. Image manipulation and processing using Numpy and Scipy</text:p>
      <text:p text:style-name="P4">2.6.1. Opening and writing to image files</text:p>
      <text:p text:style-name="P4">2.6.2. Displaying images</text:p>
      <text:p text:style-name="P4">2.6.3. Basic manipulations</text:p>
      <text:p text:style-name="P4">2.6.4. Image filtering</text:p>
      <text:p text:style-name="P4">2.6.5. Feature extraction</text:p>
      <text:p text:style-name="P4">2.6.6. Measuring objects properties: ndimage.measurements</text:p>
      <text:p text:style-name="P2">2.7. Mathematical optimization: finding minima of functions</text:p>
      <text:p text:style-name="P4">2.7.1. Knowing your problem</text:p>
      <text:p text:style-name="P4">2.7.2. A review of the different optimizers</text:p>
      <text:p text:style-name="P4">2.7.3. Practical guide to optimization with scipy</text:p>
      <text:p text:style-name="P4">2.7.4. Special case: non-linear least-squares</text:p>
      <text:p text:style-name="P4">2.7.5. Optimization with constraints</text:p>
      <text:p text:style-name="P2">2.8. Traits</text:p>
      <text:p text:style-name="P4">2.8.1. Introduction</text:p>
      <text:p text:style-name="P4">2.8.2. Example</text:p>
      <text:p text:style-name="P4">2.8.3. What are Traits</text:p>
      <text:p text:style-name="P4">2.8.4. References</text:p>
      <text:p text:style-name="P2">2.9. 3D plotting with Mayavi</text:p>
      <text:p text:style-name="P4">2.9.1. Mlab: the scripting interface</text:p>
      <text:p text:style-name="P4">2.9.2. Interactive work</text:p>
      <text:p text:style-name="P2">2.10. Sympy : Symbolic Mathematics in Python</text:p>
      <text:p text:style-name="P4">2.10.1. First Steps with SymPy</text:p>
      <text:p text:style-name="P4">2.10.2. Algebraic manipulations</text:p>
      <text:p text:style-name="P4">2.10.3. Calculus</text:p>
      <text:p text:style-name="P4">2.10.4. Equation solving</text:p>
      <text:p text:style-name="P4">2.10.5. Linear Algebra</text:p>
      <text:p text:style-name="P2">2.11. scikit-learn: machine learning in Python</text:p>
      <text:p text:style-name="P4">2.11.1. Loading an example dataset</text:p>
      <text:p text:style-name="P4"><text:soft-page-break/>2.11.2. Classification</text:p>
      <text:p text:style-name="P4">2.11.3. Clustering: grouping observations together</text:p>
      <text:p text:style-name="P4">2.11.4. Dimension Reduction with Principal Component Analysis</text:p>
      <text:p text:style-name="P4">2.11.5. Putting it all together: face recognition</text:p>
      <text:p text:style-name="P4">2.11.6. Linear model: from regression to sparsity</text:p>
      <text:p text:style-name="P4">2.11.7. Model selection: choosing estimators and their para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el Velasco</meta:initial-creator>
    <meta:creation-date>2013-01-18T16:09:39</meta:creation-date>
    <dc:date>2013-01-18T16:15:14</dc:date>
    <dc:creator>Manel Velasco</dc:creator>
    <meta:editing-duration>PT5M36S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3" meta:paragraph-count="103" meta:word-count="450" meta:character-count="3410" meta:non-whitespace-character-count="3063"/>
  </office:meta>
</office:document-meta>
</file>